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1.7693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2" style:family="table-cell" style:parent-style-name="Default" style:data-style-name="N37"/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ff66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ccff"/>
    </style:style>
    <style:style style:name="ce128" style:family="table-cell" style:parent-style-name="Default">
      <style:table-cell-properties fo:background-color="#33ff99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ackground-color="#ff3333"/>
    </style:style>
    <style:style style:name="ce131" style:family="table-cell" style:parent-style-name="Default">
      <style:table-cell-properties fo:background-color="#66ffff"/>
    </style:style>
    <style:style style:name="ce132" style:family="table-cell" style:parent-style-name="Default">
      <style:table-cell-properties fo:background-color="#99ff66"/>
    </style:style>
    <style:style style:name="ce133" style:family="table-cell" style:parent-style-name="Default">
      <style:table-cell-properties fo:background-color="#ff9900"/>
    </style:style>
    <style:style style:name="ce136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3" office:value-type="string" calcext:value-type="string">
            <text:p>HIGH</text:p>
          </table:table-cell>
          <table:table-cell table:style-name="ce43" office:value-type="string" calcext:value-type="string">
            <text:p>page</text:p>
          </table:table-cell>
          <table:table-cell table:style-name="ce44" office:value-type="string" calcext:value-type="string">
            <text:p>Moderate</text:p>
          </table:table-cell>
          <table:table-cell table:style-name="ce44" office:value-type="string" calcext:value-type="string">
            <text:p>page</text:p>
          </table:table-cell>
          <table:table-cell table:style-name="ce45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2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9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24" table:default-cell-style-name="ce49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9" office:value-type="string" calcext:value-type="string">
            <text:p>Introduction to Algorithms</text:p>
          </table:table-cell>
          <table:table-cell table:style-name="ce49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2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string" calcext:value-type="string">
            <text:p>301, 681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2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2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2" office:value-type="string" calcext:value-type="string">
            <text:p>complete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9" table:number-columns-repeated="3"/>
          <table:table-cell table:style-name="ce49" office:value-type="string" calcext:value-type="string">
            <text:p>binary games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5"/>
        <table:table-column table:style-name="co11" table:default-cell-style-name="ce85"/>
        <table:table-column table:style-name="co2" table:default-cell-style-name="ce85"/>
        <table:table-column table:style-name="co2" table:number-columns-repeated="2" table:default-cell-style-name="ce114"/>
        <table:table-column table:style-name="co2" table:default-cell-style-name="Default"/>
        <table:table-row table:style-name="ro1">
          <table:table-cell table:style-name="ce49"/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Intro AI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5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5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5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5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5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5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5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Agents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lann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Search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Logic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Uncertainty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Machine Learn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5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5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5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5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5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5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Natural Language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5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5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Robotics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erception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hilosophy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Lisp Programm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5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5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5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5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5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5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rolog Programm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5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5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C++/Java/Python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5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Reference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5" office:value-type="string" calcext:value-type="string">
            <text:p>Dmitriy Smirnov, Mikhail Bessmeltsev, and Justin Solomon </text:p>
          </table:table-cell>
          <table:table-cell table:style-name="ce85"/>
          <table:table-cell table:style-name="ce123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0" office:value-type="string" calcext:value-type="string">
            <text:p>Ricky T. Q. Chen*, Yulia Rubanova*, Jesse Bettencourt*, David Duvenaud</text:p>
          </table:table-cell>
          <table:table-cell table:style-name="ce120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18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21" office:value-type="string" calcext:value-type="string">
            <text:p>Hiroshi Inoue</text:p>
          </table:table-cell>
          <table:table-cell table:style-name="ce121"/>
          <table:table-cell table:style-name="ce123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3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5" office:value-type="string" calcext:value-type="string">
            <text:p>Guan-Lin Chao </text:p>
          </table:table-cell>
          <table:table-cell table:style-name="ce85" office:value-type="string" calcext:value-type="string">
            <text:p>Jul 2019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5" office:value-type="string" calcext:value-type="string">
            <text:p>Qingnan Fan </text:p>
          </table:table-cell>
          <table:table-cell table:style-name="ce85" office:value-type="string" calcext:value-type="string">
            <text:p>Jul 2019 </text:p>
          </table:table-cell>
          <table:table-cell table:style-name="ce123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4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3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string" calcext:value-type="string">
            <text:p>Nov 2018</text:p>
          </table:table-cell>
          <table:table-cell table:style-name="ce123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3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5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5" office:value-type="string" calcext:value-type="string">
            <text:p>Shunsuke Saito <text:s/>Zeng Huang Ryota Natsume</text:p>
          </table:table-cell>
          <table:table-cell table:style-name="ce122" office:value-type="string" calcext:value-type="string">
            <text:p>may – dec 2019</text:p>
          </table:table-cell>
          <table:table-cell table:style-name="ce123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5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5" office:value-type="string" calcext:value-type="string">
            <text:p>Brendan Bena </text:p>
          </table:table-cell>
          <table:table-cell table:style-name="ce85" office:value-type="string" calcext:value-type="string">
            <text:p>Feb 2020 </text:p>
          </table:table-cell>
          <table:table-cell table:style-name="ce123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5" office:value-type="string" calcext:value-type="string">
            <text:p>Olga Vechtomova </text:p>
          </table:table-cell>
          <table:table-cell table:style-name="ce85" office:value-type="string" calcext:value-type="string">
            <text:p>Dec 2018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5" office:value-type="string" calcext:value-type="string">
            <text:p>Alvin Wan </text:p>
          </table:table-cell>
          <table:table-cell table:style-name="ce85" office:value-type="string" calcext:value-type="string">
            <text:p>Apr 2020 </text:p>
          </table:table-cell>
          <table:table-cell table:style-name="ce123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5" office:value-type="string" calcext:value-type="string">
            <text:p>Yu-Lun Liu </text:p>
          </table:table-cell>
          <table:table-cell table:style-name="ce85" office:value-type="string" calcext:value-type="string">
            <text:p>Apr 2020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19" office:value-type="string" calcext:value-type="string">
            <text:p>Striving for Simplicity: The All Convolutional Net</text:p>
          </table:table-cell>
          <table:table-cell table:style-name="ce85" office:value-type="string" calcext:value-type="string">
            <text:p>Springenberg, J.T., Dosovitskiy, A </text:p>
          </table:table-cell>
          <table:table-cell table:style-name="ce85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5" office:value-type="string" calcext:value-type="string">
            <text:p>Alvaro Sanchez-Gonzalez </text:p>
          </table:table-cell>
          <table:table-cell table:style-name="ce85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5" office:value-type="string" calcext:value-type="string">
            <text:p>Baptiste Angles </text:p>
          </table:table-cell>
          <table:table-cell table:style-name="ce85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5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5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6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19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19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5" table:number-columns-repeated="2"/>
          <table:table-cell table:style-name="ce129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0" table:number-columns-repeated="2"/>
          <table:table-cell table:style-name="ce129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 office:value-type="string" calcext:value-type="string">
            <text:p>How Google's AlphaGo Beat a Go World Champion</text:p>
          </table:table-cell>
          <table:table-cell table:style-name="ce121" table:number-columns-repeated="2"/>
          <table:table-cell table:style-name="ce129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5" table:number-columns-repeated="2"/>
          <table:table-cell table:style-name="ce129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5" table:number-columns-repeated="2"/>
          <table:table-cell table:style-name="ce129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0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5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9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0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/>
          <table:table-cell table:style-name="ce121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7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3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4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3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1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1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1"/>
        </table:table-row>
        <table:table-row table:style-name="ro1">
          <table:table-cell table:style-name="ce131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1" table:number-columns-repeated="2"/>
          <table:table-cell table:style-name="ce131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1"/>
          <table:table-cell table:style-name="ce131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1"/>
          <table:table-cell table:number-columns-repeated="2"/>
          <table:table-cell table:style-name="ce131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5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2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6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0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3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3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3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3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3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6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5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15:35:36.0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4DT3H27M32S</meta:editing-duration>
    <meta:editing-cycles>919</meta:editing-cycles>
    <meta:generator>LibreOffice/7.6.1.2$Windows_X86_64 LibreOffice_project/f5defcebd022c5bc36bbb79be232cb6926d8f674</meta:generator>
    <dc:date>2024-04-05T16:55:15.325000000</dc:date>
    <meta:document-statistic meta:table-count="21" meta:cell-count="317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